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5" style:family="paragraph">
      <loext:graphic-properties draw:fill="none" draw:fill-color="#ffffff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6" style:family="paragraph">
      <loext:graphic-properties draw:fill-color="#ffffff"/>
    </style:style>
    <style:style style:name="P7" style:family="paragraph">
      <style:text-properties fo:color="#000000" style:font-name="Segoe UI Semibold" fo:font-style="italic" fo:text-shadow="none" style:font-style-asian="italic" style:font-style-complex="italic"/>
    </style:style>
    <style:style style:name="P8" style:family="paragraph">
      <loext:graphic-properties draw:fill="none" draw:fill-color="#ffffff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9" style:family="paragraph">
      <style:text-properties fo:color="#000000" style:font-name="Segoe UI Semibold" fo:font-style="italic" fo:text-shadow="none" fo:font-weight="normal" style:font-style-asian="italic" style:font-weight-asian="normal" style:font-style-complex="italic" style:font-weight-complex="normal"/>
    </style:style>
    <style:style style:name="P10" style:family="paragraph">
      <loext:graphic-properties draw:fill="none" draw:fill-color="#ffffff"/>
      <style:text-properties fo:color="#000000" style:font-name="Segoe UI Semibold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5" style:family="text">
      <style:text-properties fo:color="#000000" style:text-position="super 58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6" style:family="text"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T8" style:family="text">
      <style:text-properties fo:color="#000000" style:font-name="Segoe UI Semibold" fo:font-size="31pt" fo:font-style="italic" fo:text-shadow="none" style:font-size-asian="31pt" style:font-style-asian="italic" style:font-size-complex="31pt" style:font-style-complex="italic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063cm" svg:x="1.778cm" svg:y="0.508cm">
          <draw:text-box>
            <text:p text:style-name="P1"><text:span text:style-name="T1">EPISTLE</text:span></text:p>
            <text:p text:style-name="P1"><text:span text:style-name="T2">1 Corinthians 12:12-31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5.654cm" svg:height="5.08cm" svg:x="1.27cm" svg:y="0.508cm">
          <draw:text-box>
            <text:p text:style-name="P4"><text:span text:style-name="T3">12</text:span><text:span text:style-name="T4">For just as the body is one and has many members, and all the members of the body, though many, are one body, so it is with Chri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>
        <draw:frame draw:style-name="gr3" draw:text-style-name="P5" draw:layer="layout" svg:width="25.654cm" svg:height="5.08cm" svg:x="1.27cm" svg:y="0.508cm">
          <draw:text-box>
            <text:p text:style-name="P4"><text:span text:style-name="T3">13</text:span><text:span text:style-name="T4">For in one Spirit we were all baptized into one body-Jews or Greeks, slaves or free-and all were made to drink of one Spirit.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>
        <draw:frame draw:style-name="gr4" draw:text-style-name="P8" draw:layer="layout" svg:width="25.654cm" svg:height="6.604cm" svg:x="1.27cm" svg:y="0.762cm">
          <draw:text-box>
            <text:p text:style-name="P7"><text:span text:style-name="T3">14</text:span><text:span text:style-name="T4">For the body does not consist of one member but of many. </text:span><text:span text:style-name="T3">15</text:span><text:span text:style-name="T4">If the foot should say, “Because I am not a hand, I do not belong to the body,” that would not make it any less a part of the bod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>
        <draw:frame draw:style-name="gr5" draw:text-style-name="P8" draw:layer="layout" svg:width="25.654cm" svg:height="7.766cm" svg:x="1.27cm" svg:y="0.762cm">
          <draw:text-box>
            <text:p text:style-name="P7"><text:span text:style-name="T3">16</text:span><text:span text:style-name="T4">And if the ear should say, “Because I am not an eye, I do not belong to the body,” that would not make it any less a part of the body. </text:span><text:span text:style-name="T3">17</text:span><text:span text:style-name="T4">If the whole body were an eye, where would be the sense of hearing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>
        <draw:frame draw:style-name="gr6" draw:text-style-name="P8" draw:layer="layout" svg:width="25.654cm" svg:height="6.263cm" svg:x="1.27cm" svg:y="0.508cm">
          <draw:text-box>
            <text:p text:style-name="P7"><text:span text:style-name="T4">If the whole body were an ear, where would be the sense of smell? </text:span><text:span text:style-name="T3">18</text:span><text:span text:style-name="T4">But as it is, God arranged the members in the body, each one of them, as he cho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5">
        <draw:frame draw:style-name="gr7" draw:text-style-name="P8" draw:layer="layout" svg:width="25.654cm" svg:height="4.76cm" svg:x="1.27cm" svg:y="0.508cm">
          <draw:text-box>
            <text:p text:style-name="P7"><text:span text:style-name="T3">19</text:span><text:span text:style-name="T4">If all were a single member, where would the body be? </text:span><text:span text:style-name="T3">20</text:span><text:span text:style-name="T4">As it is, there are many parts, yet one body.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6">
        <draw:frame draw:style-name="gr8" draw:text-style-name="P10" draw:layer="layout" svg:width="25.654cm" svg:height="6.35cm" svg:x="1.27cm" svg:y="0.508cm">
          <draw:text-box>
            <text:p text:style-name="P9"><text:span text:style-name="T5">21</text:span><text:span text:style-name="T6">The eye cannot say to the hand, “I have no need of you,” nor again the head to the feet, “I have no need of you.” </text:span><text:span text:style-name="T5">22</text:span><text:span text:style-name="T6">On the contrary, the parts of the body that seem to be weaker are indispensabl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7">
        <draw:frame draw:style-name="gr9" draw:text-style-name="P8" draw:layer="layout" svg:width="25.654cm" svg:height="8.128cm" svg:x="1.27cm" svg:y="0.508cm">
          <draw:text-box>
            <text:p text:style-name="P7"><text:span text:style-name="T3">23</text:span><text:span text:style-name="T4">and on those parts of the body that we think less honorable we bestow the greater honor, and our unpresentable parts are treated with greater modesty, </text:span><text:span text:style-name="T3">24</text:span><text:span text:style-name="T4">which our more presentable parts do not require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8">
        <draw:frame draw:style-name="gr8" draw:text-style-name="P8" draw:layer="layout" svg:width="25.654cm" svg:height="6.35cm" svg:x="1.27cm" svg:y="0.508cm">
          <draw:text-box>
            <text:p text:style-name="P7"><text:span text:style-name="T4">But God has so </text:span><text:span text:style-name="T8">composed the body, giving greater</text:span><text:span text:style-name="T4"> honor to the part that lacked it, </text:span><text:span text:style-name="T3">25</text:span><text:span text:style-name="T4">that there may be no division in the body, but that the members may have the same care for one anoth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8">
        <draw:frame draw:style-name="gr4" draw:text-style-name="P8" draw:layer="layout" svg:width="25.654cm" svg:height="6.604cm" svg:x="1.27cm" svg:y="0.508cm">
          <draw:text-box>
            <text:p text:style-name="P7"><text:span text:style-name="T9">26</text:span><text:span text:style-name="T10"> If one member suffers, all suffer together; if one member is honored, all rejoice together. </text:span><text:span text:style-name="T3">27</text:span><text:span text:style-name="T4">Now you are the body of Christ and individually members of it.</text:span><text:span text:style-name="T4">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1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9">
        <draw:frame draw:style-name="gr10" draw:text-style-name="P8" draw:layer="layout" svg:width="25.654cm" svg:height="9.269cm" svg:x="1.27cm" svg:y="0.508cm">
          <draw:text-box>
            <text:p text:style-name="P7"><text:span text:style-name="T4"><text:s/></text:span><text:span text:style-name="T3">28</text:span><text:span text:style-name="T4">And God has appointed in the church first apostles, second prophets, third teachers, then miracles, then gifts of healing, helping, administrating, and various kinds of tongu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0">
        <draw:frame draw:style-name="gr11" draw:text-style-name="P8" draw:layer="layout" svg:width="25.146cm" svg:height="7.874cm" svg:x="1.27cm" svg:y="0.508cm">
          <draw:text-box>
            <text:p text:style-name="P7"><text:span text:style-name="T3">29</text:span><text:span text:style-name="T4">Are all apostles? Are all prophets? Are all teachers? Do all work miracles? </text:span><text:span text:style-name="T3">30</text:span><text:span text:style-name="T4">Do all possess gifts of healing? Do all speak with tongues? Do all interpret? </text:span><text:span text:style-name="T3">31</text:span><text:span text:style-name="T4">But earnestly desire the higher gift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9T17:12:43.578000000</meta:creation-date>
    <meta:generator>LibreOffice/6.1.3.2$Windows_X86_64 LibreOffice_project/86daf60bf00efa86ad547e59e09d6bb77c699acb</meta:generator>
    <dc:date>2019-01-22T16:06:26.859000000</dc:date>
    <meta:editing-duration>PT55M17S</meta:editing-duration>
    <meta:editing-cycles>6</meta:editing-cycles>
    <meta:document-statistic meta:object-count="180"/>
  </office:meta>
</office:document-meta>
</file>